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color="#3465a4" draw:fill="solid" draw:textarea-vertical-align="middle"/>
    </style:style>
    <style:style style:name="gr2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0.269cm"/>
    </style:style>
    <style:style style:name="gr4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2a6099" draw:fill="solid" draw:fill-color="#ea75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solid" draw:stroke-dash="Fine_20_Dashed" svg:stroke-color="#ea7500" draw:marker-end="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style:font-name="Nimbus Roman1" fo:font-size="18pt" fo:font-style="italic" style:font-size-asian="18pt" style:font-style-asian="italic" style:font-size-complex="18pt" style:font-style-complex="italic"/>
    </style:style>
    <style:style style:name="P3" style:family="paragraph">
      <loext:graphic-properties draw:fill="solid" draw:fill-color="#729fcf"/>
      <style:paragraph-properties fo:text-align="center"/>
      <style:text-properties style:font-name="Nimbus Roman1" fo:font-size="18pt" fo:font-style="italic" style:font-size-asian="18pt" style:font-size-complex="18pt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solid" draw:fill-color="#ea7500"/>
      <style:paragraph-properties fo:text-align="center"/>
    </style:style>
    <style:style style:name="T1" style:family="text">
      <style:text-properties style:font-name="Nimbus Roman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108cm" svg:y1="5.085cm" svg:x2="1.211cm" svg:y2="8.577cm">
          <text:p/>
        </draw:line>
        <draw:line draw:style-name="gr1" draw:text-style-name="P1" draw:layer="layout" svg:x1="5.11cm" svg:y1="5.085cm" svg:x2="1.211cm" svg:y2="5.085cm">
          <text:p/>
        </draw:line>
        <draw:line draw:style-name="gr1" draw:text-style-name="P1" draw:layer="layout" svg:x1="5.111cm" svg:y1="5.085cm" svg:x2="5.111cm" svg:y2="8.577cm">
          <text:p/>
        </draw:line>
        <draw:line draw:style-name="gr1" draw:text-style-name="P1" draw:layer="layout" svg:x1="5.111cm" svg:y1="5.085cm" svg:x2="9.016cm" svg:y2="1.625cm">
          <text:p/>
        </draw:line>
        <draw:line draw:style-name="gr2" draw:text-style-name="P1" draw:layer="layout" svg:x1="5.11cm" svg:y1="5.085cm" svg:x2="1.201cm" svg:y2="1.615cm">
          <text:p/>
        </draw:line>
        <draw:line draw:style-name="gr2" draw:text-style-name="P1" draw:layer="layout" svg:x1="5.111cm" svg:y1="5.085cm" svg:x2="9.016cm" svg:y2="8.596cm">
          <text:p/>
        </draw:line>
        <draw:line draw:style-name="gr1" draw:text-style-name="P1" draw:layer="layout" svg:x1="5.111cm" svg:y1="5.085cm" svg:x2="9.016cm" svg:y2="5.085cm">
          <text:p/>
        </draw:line>
        <draw:line draw:style-name="gr1" draw:text-style-name="P1" draw:layer="layout" svg:x1="5.111cm" svg:y1="5.085cm" svg:x2="5.111cm" svg:y2="1.625cm">
          <text:p/>
        </draw:line>
        <draw:frame draw:style-name="gr3" draw:text-style-name="P2" draw:layer="layout" svg:width="0.769cm" svg:height="0.906cm" svg:x="5.062cm" svg:y="4.247cm">
          <draw:text-box>
            <text:p><text:span text:style-name="T1">i</text:span></text:p>
          </draw:text-box>
        </draw:frame>
        <draw:custom-shape draw:style-name="gr4" draw:text-style-name="P3" draw:layer="layout" svg:width="0.187cm" svg:height="0.188cm" svg:x="1.103cm" svg:y="5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188cm" svg:height="0.188cm" svg:x="5.017cm" svg:y="8.4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188cm" svg:height="0.189cm" svg:x="5.013cm" svg:y="1.51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0.187cm" svg:height="0.187cm" svg:x="8.922cm" svg:y="4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06cm" svg:height="0.192cm" svg:x="5.007cm" svg:y="4.9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4cm" svg:height="0.192cm" svg:x="1.103cm" svg:y="1.5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6cm" svg:height="0.194cm" svg:x="8.927cm" svg:y="8.4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07cm" svg:height="0.194cm" svg:x="8.909cm" svg:y="1.52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06cm" svg:height="0.193cm" svg:x="1.085cm" svg:y="8.49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.48cm" svg:y1="8.583cm" svg:x2="4.78cm" svg:y2="8.583cm">
          <text:p/>
        </draw:line>
        <draw:line draw:style-name="gr6" draw:text-style-name="P1" draw:layer="layout" svg:x1="1.197cm" svg:y1="8.3cm" svg:x2="1.197cm" svg:y2="5.378cm">
          <text:p/>
        </draw:line>
        <draw:line draw:style-name="gr6" draw:text-style-name="P1" draw:layer="layout" svg:x1="9.022cm" svg:y1="1.889cm" svg:x2="9.022cm" svg:y2="4.811cm">
          <text:p/>
        </draw:line>
        <draw:line draw:style-name="gr6" draw:text-style-name="P1" draw:layer="layout" svg:x1="8.739cm" svg:y1="1.607cm" svg:x2="5.439cm" svg:y2="1.60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0-22T17:06:16.719029914</meta:creation-date>
    <dc:date>2020-02-10T10:09:40.884559651</dc:date>
    <meta:editing-duration>PT2H16M28S</meta:editing-duration>
    <meta:editing-cycles>59</meta:editing-cycles>
    <meta:generator>LibreOffice/6.3.3.2$Linux_X86_64 LibreOffice_project/a64200df03143b798afd1ec74a12ab50359878ed</meta:generator>
    <meta:document-statistic meta:object-count="22"/>
  </office:meta>
</office:document-meta>
</file>